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276427" officeooo:paragraph-rsid="00276427"/>
    </style:style>
    <style:style style:name="P2" style:family="paragraph" style:parent-style-name="Footer">
      <style:text-properties officeooo:rsid="0045a579" officeooo:paragraph-rsid="0045a579"/>
    </style:style>
    <style:style style:name="P3"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Diwani" fo:font-size="12pt" fo:font-weight="bold" officeooo:rsid="002b0bb3" officeooo:paragraph-rsid="002b0bb3" style:font-size-asian="12pt" style:font-weight-asian="bold" style:font-size-complex="12pt" style:font-weight-complex="bold"/>
    </style:style>
    <style:style style:name="P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c1294" style:font-size-asian="12pt" style:font-size-complex="12pt"/>
    </style:style>
    <style:style style:name="P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98cb2" style:font-size-asian="12pt" style:font-size-complex="12pt"/>
    </style:style>
    <style:style style:name="P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e8cf1" style:font-size-asian="12pt" style:font-size-complex="12pt"/>
    </style:style>
    <style:style style:name="P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512536" style:font-size-asian="12pt" style:font-size-complex="12pt"/>
    </style:style>
    <style:style style:name="P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56ecfa" style:font-size-asian="12pt" style:font-size-complex="12pt"/>
    </style:style>
    <style:style style:name="P1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d17d8" style:font-size-asian="12pt" style:font-size-complex="12pt"/>
    </style:style>
    <style:style style:name="P1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55e00" style:font-size-asian="12pt" style:font-size-complex="12pt"/>
    </style:style>
    <style:style style:name="P1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1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5192be" style:font-size-asian="12pt" style:font-size-complex="12pt"/>
    </style:style>
    <style:style style:name="P1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96a67" style:font-size-asian="12pt" style:font-size-complex="12pt"/>
    </style:style>
    <style:style style:name="P1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1f62ef" officeooo:paragraph-rsid="00512536" style:font-size-asian="12pt" style:font-weight-asian="normal" style:font-size-complex="12pt" style:font-weight-complex="normal"/>
    </style:style>
    <style:style style:name="P1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paragraph-rsid="005192be" style:font-size-asian="12pt" style:language-asian="tr" style:country-asian="TR" style:font-weight-asian="normal" style:font-name-complex="Times New Roman" style:font-size-complex="12pt" style:font-weight-complex="normal"/>
    </style:style>
    <style:style style:name="P1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style="normal" fo:font-weight="bold" officeooo:paragraph-rsid="00496a67" style:font-size-asian="12pt" style:language-asian="tr" style:country-asian="TR" style:font-style-asian="normal" style:font-weight-asian="bold" style:font-name-complex="Times New Roman" style:font-size-complex="12pt" style:font-weight-complex="bold"/>
    </style:style>
    <style:style style:name="P18"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9" style:family="paragraph" style:parent-style-name="Text_20_body">
      <style:paragraph-properties fo:margin-left="0cm" fo:margin-right="0cm" fo:margin-top="0cm" fo:margin-bottom="0cm" loext:contextual-spacing="false" style:line-height-at-least="0cm" fo:text-indent="0cm" style:auto-text-indent="false" style:writing-mode="page"/>
      <style:text-properties style:font-name="UKIJ Diwani" fo:font-size="12pt" fo:font-weight="normal" officeooo:paragraph-rsid="0013bc4d" style:font-size-asian="12pt" style:font-weight-asian="normal" style:font-name-complex="Times New Roman1" style:font-size-complex="12pt" style:font-weight-complex="normal"/>
    </style:style>
    <style:style style:name="P20"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1"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2"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5e877f" style:font-size-asian="12pt" style:language-asian="tr" style:country-asian="TR" style:font-weight-asian="normal" style:font-name-complex="Times New Roman" style:font-size-complex="12pt" style:font-weight-complex="normal"/>
    </style:style>
    <style:style style:name="P23" style:family="paragraph" style:parent-style-name="Text_20_body_20_indent">
      <style:paragraph-properties fo:margin-left="0cm" fo:margin-right="0cm" fo:margin-top="0cm" fo:margin-bottom="0cm" loext:contextual-spacing="false" style:line-height-at-least="0cm" fo:text-indent="0cm" style:auto-text-indent="false" style:writing-mode="page"/>
      <style:text-properties style:font-name="UKIJ Diwani" fo:font-size="12pt" officeooo:paragraph-rsid="004c1294" style:font-size-asian="12pt" style:font-size-complex="12pt"/>
    </style:style>
    <style:style style:name="P24"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language-asian="tr" style:country-asian="TR" style:font-weight-asian="normal" style:font-name-complex="Times New Roman" style:font-size-complex="12pt" style:font-weight-complex="normal"/>
    </style:style>
    <style:style style:name="P25"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519fed" style:font-size-asian="12pt" style:language-asian="tr" style:country-asian="TR" style:font-weight-asian="normal" style:font-name-complex="Times New Roman1" style:font-size-complex="12pt" style:font-weight-complex="normal"/>
    </style:style>
    <style:style style:name="P26" style:family="paragraph" style:parent-style-name="Footer">
      <style:paragraph-properties fo:margin-left="0cm" fo:margin-right="0cm" fo:margin-top="0cm" fo:margin-bottom="0cm" loext:contextual-spacing="false" style:line-height-at-least="0cm" fo:text-indent="0cm" style:auto-text-indent="false" style:writing-mode="page"/>
      <style:text-properties style:font-name="UKIJ Diwani" fo:font-size="12pt" fo:font-weight="normal" officeooo:rsid="00519fed" officeooo:paragraph-rsid="00519fed" style:font-size-asian="12pt" style:font-weight-asian="normal" style:font-name-complex="Times New Roman1" style:font-size-complex="12pt" style:font-weight-complex="normal"/>
    </style:style>
    <style:style style:name="P27"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2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imes New Roman" style:font-size-complex="12pt"/>
    </style:style>
    <style:style style:name="P2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5ae5c" style:font-size-asian="12pt" style:language-asian="tr" style:country-asian="TR" style:font-name-complex="Times New Roman" style:font-size-complex="12pt"/>
    </style:style>
    <style:style style:name="P3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3b129e" style:font-size-asian="12pt" style:language-asian="tr" style:country-asian="TR" style:font-name-complex="Times New Roman" style:font-size-complex="12pt"/>
    </style:style>
    <style:style style:name="P3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14a809" officeooo:paragraph-rsid="005915ab" style:font-size-asian="12pt" style:language-asian="tr" style:country-asian="TR" style:font-name-complex="Times New Roman" style:font-size-complex="12pt"/>
    </style:style>
    <style:style style:name="P3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55ae5c" officeooo:paragraph-rsid="0055ae5c" style:font-size-asian="12pt" style:language-asian="tr" style:country-asian="TR" style:font-name-complex="Times New Roman" style:font-size-complex="12pt"/>
    </style:style>
    <style:style style:name="P3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915ab" style:font-size-asian="12pt" style:font-name-complex="Times New Roman" style:font-size-complex="12pt"/>
    </style:style>
    <style:style style:name="P3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font-size-complex="12pt"/>
    </style:style>
    <style:style style:name="P3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865ba" style:font-size-asian="12pt" style:font-size-complex="12pt"/>
    </style:style>
    <style:style style:name="P3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e877f" style:font-size-asian="12pt" style:font-size-complex="12pt"/>
    </style:style>
    <style:style style:name="P3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f638e" style:font-size-asian="12pt" style:font-size-complex="12pt"/>
    </style:style>
    <style:style style:name="P3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3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4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915ab" officeooo:paragraph-rsid="005915ab" style:font-size-asian="12pt" style:language-asian="tr" style:country-asian="TR" style:font-weight-asian="normal" style:font-name-complex="Times New Roman" style:font-size-complex="12pt" style:font-weight-complex="normal"/>
    </style:style>
    <style:style style:name="P4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348da0" style:font-size-asian="12pt" style:language-asian="tr" style:country-asian="TR" style:font-name-complex="Times New Roman" style:font-size-complex="12pt"/>
    </style:style>
    <style:style style:name="P4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language-asian="tr" style:country-asian="TR" style:font-name-complex="Times New Roman" style:font-size-complex="12pt"/>
    </style:style>
    <style:style style:name="P4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192be" style:font-size-asian="12pt" style:language-asian="tr" style:country-asian="TR" style:font-name-complex="Times New Roman" style:font-size-complex="12pt"/>
    </style:style>
    <style:style style:name="P4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915ab" style:font-size-asian="12pt" style:language-asian="tr" style:country-asian="TR" style:font-name-complex="Times New Roman" style:font-size-complex="12pt"/>
    </style:style>
    <style:style style:name="P4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e877f" style:font-size-asian="12pt" style:language-asian="tr" style:country-asian="TR" style:font-name-complex="Times New Roman" style:font-size-complex="12pt"/>
    </style:style>
    <style:style style:name="P4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47d350" style:font-size-asian="12pt" style:font-name-complex="Times New Roman" style:font-size-complex="12pt"/>
    </style:style>
    <style:style style:name="P4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4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e4a91" style:font-size-asian="12pt" style:font-size-complex="12pt"/>
    </style:style>
    <style:style style:name="P4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fo:font-style="normal" officeooo:rsid="0047d350" officeooo:paragraph-rsid="0047d350" style:font-size-asian="12pt" style:font-style-asian="normal" style:font-name-complex="Times New Roman1" style:font-size-complex="12pt" style:font-weight-complex="normal"/>
    </style:style>
    <style:style style:name="P5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2b0bb3" style:font-size-asian="12pt" style:language-asian="tr" style:country-asian="TR" style:font-style-asian="italic" style:font-weight-asian="bold" style:font-name-complex="Times New Roman" style:font-size-complex="12pt"/>
    </style:style>
    <style:style style:name="P5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2b0bb3" style:font-size-asian="12pt" style:language-asian="tr" style:country-asian="TR" style:font-style-asian="italic" style:font-weight-asian="bold" style:font-name-complex="Times New Roman" style:font-size-complex="12pt" style:font-style-complex="italic" style:font-weight-complex="bold"/>
    </style:style>
    <style:style style:name="P52"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53"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54"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55"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cdb2" style:font-size-asian="12pt" style:font-size-complex="12pt"/>
    </style:style>
    <style:style style:name="P56"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455e00" style:font-size-asian="12pt" style:font-size-complex="12pt"/>
    </style:style>
    <style:style style:name="P57"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455e00" style:font-size-asian="12pt" style:language-asian="tr" style:country-asian="TR" style:font-name-complex="Times New Roman" style:font-size-complex="12pt"/>
    </style:style>
    <style:style style:name="P5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ahoma" style:font-size-complex="12pt"/>
    </style:style>
    <style:style style:name="P5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6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61"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style:text-underline-style="solid" style:text-underline-width="auto" style:text-underline-color="font-color" officeooo:rsid="0013e64a" officeooo:paragraph-rsid="003b129e" style:font-size-asian="12pt" style:language-asian="tr" style:country-asian="TR" style:font-name-complex="Times New Roman" style:font-size-complex="12pt"/>
    </style:style>
    <style:style style:name="P6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6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fo:font-weight="normal" officeooo:rsid="005915ab" officeooo:paragraph-rsid="005915ab" style:font-size-asian="12pt" style:language-asian="tr" style:country-asian="TR" style:font-weight-asian="normal" style:font-name-complex="Times New Roman" style:font-size-complex="12pt" style:font-weight-complex="normal"/>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5e877f" style:font-weight-asian="normal" style:font-weight-complex="normal"/>
    </style:style>
    <style:style style:name="T9" style:family="text">
      <style:text-properties fo:font-weight="normal" style:language-asian="tr" style:country-asian="TR" style:font-weight-asian="normal" style:font-name-complex="Times New Roman" style:font-weight-complex="normal"/>
    </style:style>
    <style:style style:name="T10" style:family="text">
      <style:text-properties fo:font-weight="normal" officeooo:rsid="00310090" style:language-asian="tr" style:country-asian="TR" style:font-weight-asian="normal" style:font-name-complex="Times New Roman" style:font-weight-complex="normal"/>
    </style:style>
    <style:style style:name="T11" style:family="text">
      <style:text-properties fo:font-weight="normal" officeooo:rsid="0038a6b6" style:language-asian="tr" style:country-asian="TR" style:font-weight-asian="normal" style:font-name-complex="Times New Roman" style:font-weight-complex="normal"/>
    </style:style>
    <style:style style:name="T12" style:family="text">
      <style:text-properties fo:font-weight="normal" officeooo:rsid="0043c25c" style:language-asian="tr" style:country-asian="TR" style:font-weight-asian="normal" style:font-name-complex="Times New Roman" style:font-weight-complex="normal"/>
    </style:style>
    <style:style style:name="T13" style:family="text">
      <style:text-properties fo:font-weight="normal" officeooo:rsid="00374a74" style:language-asian="tr" style:country-asian="TR" style:font-weight-asian="normal" style:font-name-complex="Times New Roman" style:font-weight-complex="normal"/>
    </style:style>
    <style:style style:name="T14" style:family="text">
      <style:text-properties fo:font-weight="normal" officeooo:rsid="00455e00" style:language-asian="tr" style:country-asian="TR" style:font-weight-asian="normal" style:font-name-complex="Times New Roman" style:font-weight-complex="normal"/>
    </style:style>
    <style:style style:name="T15" style:family="text">
      <style:text-properties fo:font-weight="normal" officeooo:rsid="0047d350" style:language-asian="tr" style:country-asian="TR" style:font-weight-asian="normal" style:font-name-complex="Times New Roman" style:font-weight-complex="normal"/>
    </style:style>
    <style:style style:name="T16" style:family="text">
      <style:text-properties fo:font-weight="normal" officeooo:rsid="003c3a02" style:language-asian="tr" style:country-asian="TR" style:font-weight-asian="normal" style:font-weight-complex="normal"/>
    </style:style>
    <style:style style:name="T17" style:family="text">
      <style:text-properties fo:font-weight="normal" officeooo:rsid="00374a74" style:language-asian="tr" style:country-asian="TR" style:font-weight-asian="normal" style:font-weight-complex="normal"/>
    </style:style>
    <style:style style:name="T18" style:family="text">
      <style:text-properties fo:font-weight="normal" officeooo:rsid="0014a809" style:language-asian="tr" style:country-asian="TR" style:font-weight-asian="normal" style:font-weight-complex="normal"/>
    </style:style>
    <style:style style:name="T19" style:family="text">
      <style:text-properties officeooo:rsid="00172ad1"/>
    </style:style>
    <style:style style:name="T20" style:family="text">
      <style:text-properties officeooo:rsid="00191904"/>
    </style:style>
    <style:style style:name="T21" style:family="text">
      <style:text-properties officeooo:rsid="001b7644"/>
    </style:style>
    <style:style style:name="T22" style:family="text">
      <style:text-properties officeooo:rsid="001cc920"/>
    </style:style>
    <style:style style:name="T23" style:family="text">
      <style:text-properties officeooo:rsid="001e1f00"/>
    </style:style>
    <style:style style:name="T24" style:family="text">
      <style:text-properties fo:font-weight="bold" style:font-weight-asian="bold" style:font-weight-complex="bold"/>
    </style:style>
    <style:style style:name="T25" style:family="text">
      <style:text-properties fo:font-weight="bold" officeooo:rsid="0024c625" style:font-weight-asian="bold" style:font-weight-complex="bold"/>
    </style:style>
    <style:style style:name="T26" style:family="text">
      <style:text-properties fo:font-weight="bold" officeooo:rsid="002572b2" style:font-weight-asian="bold" style:font-weight-complex="bold"/>
    </style:style>
    <style:style style:name="T27" style:family="text">
      <style:text-properties fo:font-weight="bold" officeooo:rsid="00275b19" style:font-weight-asian="bold" style:font-weight-complex="bold"/>
    </style:style>
    <style:style style:name="T28" style:family="text">
      <style:text-properties fo:font-weight="bold" officeooo:rsid="00298cb2" style:font-weight-asian="bold" style:font-weight-complex="bold"/>
    </style:style>
    <style:style style:name="T29" style:family="text">
      <style:text-properties fo:font-weight="bold" officeooo:rsid="002a4e45" style:font-weight-asian="bold" style:font-weight-complex="bold"/>
    </style:style>
    <style:style style:name="T30" style:family="text">
      <style:text-properties fo:font-weight="bold" officeooo:rsid="0043c25c" style:font-weight-asian="bold" style:font-weight-complex="bold"/>
    </style:style>
    <style:style style:name="T31" style:family="text">
      <style:text-properties fo:font-weight="bold" officeooo:rsid="004419e8" style:font-weight-asian="bold" style:font-weight-complex="bold"/>
    </style:style>
    <style:style style:name="T32" style:family="text">
      <style:text-properties fo:font-weight="bold" officeooo:rsid="00443595" style:font-weight-asian="bold" style:font-weight-complex="bold"/>
    </style:style>
    <style:style style:name="T33" style:family="text">
      <style:text-properties fo:font-weight="bold" officeooo:rsid="00455e00" style:font-weight-asian="bold" style:font-weight-complex="bold"/>
    </style:style>
    <style:style style:name="T34" style:family="text">
      <style:text-properties fo:font-weight="bold" officeooo:rsid="005192be" style:font-weight-asian="bold" style:font-weight-complex="bold"/>
    </style:style>
    <style:style style:name="T35" style:family="text">
      <style:text-properties fo:font-weight="bold" officeooo:rsid="005cee08" style:font-weight-asian="bold" style:font-weight-complex="bold"/>
    </style:style>
    <style:style style:name="T36" style:family="text">
      <style:text-properties fo:font-weight="bold" style:language-asian="tr" style:country-asian="TR" style:font-weight-asian="bold" style:font-name-complex="Times New Roman" style:font-weight-complex="bold"/>
    </style:style>
    <style:style style:name="T37" style:family="text">
      <style:text-properties fo:font-weight="bold" officeooo:rsid="002a4e45" style:language-asian="tr" style:country-asian="TR" style:font-weight-asian="bold" style:font-name-complex="Times New Roman" style:font-weight-complex="bold"/>
    </style:style>
    <style:style style:name="T38" style:family="text">
      <style:text-properties fo:font-weight="bold" officeooo:rsid="00455e00" style:language-asian="tr" style:country-asian="TR" style:font-weight-asian="bold" style:font-name-complex="Times New Roman" style:font-weight-complex="bold"/>
    </style:style>
    <style:style style:name="T39" style:family="text">
      <style:text-properties fo:font-weight="bold" officeooo:rsid="002bcdb2" style:language-asian="tr" style:country-asian="TR" style:font-weight-asian="bold" style:font-name-complex="Times New Roman" style:font-weight-complex="bold"/>
    </style:style>
    <style:style style:name="T40" style:family="text">
      <style:text-properties fo:font-weight="bold" officeooo:rsid="005192be" style:language-asian="tr" style:country-asian="TR" style:font-weight-asian="bold" style:font-name-complex="Times New Roman" style:font-weight-complex="bold"/>
    </style:style>
    <style:style style:name="T41" style:family="text">
      <style:text-properties fo:font-weight="bold" officeooo:rsid="005cee08" style:language-asian="tr" style:country-asian="TR" style:font-weight-asian="bold" style:font-name-complex="Times New Roman" style:font-weight-complex="bold"/>
    </style:style>
    <style:style style:name="T42" style:family="text">
      <style:text-properties fo:font-weight="bold" officeooo:rsid="0014c035" style:language-asian="tr" style:country-asian="TR" style:font-weight-asian="bold" style:font-name-complex="Times New Roman" style:font-weight-complex="bold"/>
    </style:style>
    <style:style style:name="T43" style:family="text">
      <style:text-properties fo:font-weight="bold" officeooo:rsid="005e4a91" style:language-asian="tr" style:country-asian="TR" style:font-weight-asian="bold" style:font-name-complex="Times New Roman" style:font-weight-complex="bold"/>
    </style:style>
    <style:style style:name="T44" style:family="text">
      <style:text-properties fo:font-weight="bold" officeooo:rsid="005e877f" style:language-asian="tr" style:country-asian="TR" style:font-weight-asian="bold" style:font-name-complex="Times New Roman" style:font-weight-complex="bold"/>
    </style:style>
    <style:style style:name="T45" style:family="text">
      <style:text-properties fo:font-weight="bold" officeooo:rsid="003b129e" style:language-asian="tr" style:country-asian="TR" style:font-weight-asian="bold" style:font-weight-complex="bold"/>
    </style:style>
    <style:style style:name="T46" style:family="text">
      <style:text-properties fo:font-weight="bold" officeooo:rsid="005cee08" style:language-asian="tr" style:country-asian="TR" style:font-weight-asian="bold" style:font-weight-complex="bold"/>
    </style:style>
    <style:style style:name="T47" style:family="text">
      <style:text-properties fo:letter-spacing="0.011cm"/>
    </style:style>
    <style:style style:name="T48" style:family="text">
      <style:text-properties officeooo:rsid="001f62ef"/>
    </style:style>
    <style:style style:name="T49" style:family="text">
      <style:text-properties officeooo:rsid="0023f1ec"/>
    </style:style>
    <style:style style:name="T50" style:family="text">
      <style:text-properties officeooo:rsid="0024c625"/>
    </style:style>
    <style:style style:name="T51" style:family="text">
      <style:text-properties fo:font-style="normal" fo:font-weight="bold" officeooo:rsid="00172ad1" style:font-style-asian="normal" style:font-weight-asian="bold" style:font-name-complex="Times New Roman1" style:font-weight-complex="bold"/>
    </style:style>
    <style:style style:name="T52" style:family="text">
      <style:text-properties fo:font-style="normal" fo:font-weight="bold" officeooo:rsid="002572b2" style:font-style-asian="normal" style:font-weight-asian="bold" style:font-name-complex="Times New Roman1" style:font-weight-complex="bold"/>
    </style:style>
    <style:style style:name="T53" style:family="text">
      <style:text-properties fo:font-style="normal" fo:font-weight="bold" officeooo:rsid="0047d350" style:font-style-asian="normal" style:font-weight-asian="bold" style:font-name-complex="Times New Roman1" style:font-weight-complex="bold"/>
    </style:style>
    <style:style style:name="T54" style:family="text">
      <style:text-properties fo:font-style="normal" fo:font-weight="bold" officeooo:rsid="005192be" style:font-style-asian="normal" style:font-weight-asian="bold" style:font-name-complex="Times New Roman1" style:font-weight-complex="bold"/>
    </style:style>
    <style:style style:name="T55" style:family="text">
      <style:text-properties fo:font-style="normal" fo:font-weight="bold" officeooo:rsid="00533287" style:font-style-asian="normal" style:font-weight-asian="bold" style:font-name-complex="Times New Roman1" style:font-weight-complex="bold"/>
    </style:style>
    <style:style style:name="T56" style:family="text">
      <style:text-properties fo:font-style="normal" fo:font-weight="bold" style:font-style-asian="normal" style:font-weight-asian="bold" style:font-name-complex="Times New Roman1" style:font-weight-complex="normal"/>
    </style:style>
    <style:style style:name="T57" style:family="text">
      <style:text-properties fo:font-style="normal" fo:font-weight="bold" officeooo:rsid="0024c625" style:font-style-asian="normal" style:font-weight-asian="bold" style:font-name-complex="Times New Roman1" style:font-weight-complex="normal"/>
    </style:style>
    <style:style style:name="T58" style:family="text">
      <style:text-properties fo:font-style="normal" fo:font-weight="bold" officeooo:rsid="002572b2" style:font-style-asian="normal" style:font-weight-asian="bold" style:font-name-complex="Times New Roman1" style:font-weight-complex="normal"/>
    </style:style>
    <style:style style:name="T59" style:family="text">
      <style:text-properties fo:font-style="normal" fo:font-weight="bold" officeooo:rsid="00275b19" style:font-style-asian="normal" style:font-weight-asian="bold" style:font-name-complex="Times New Roman1" style:font-weight-complex="normal"/>
    </style:style>
    <style:style style:name="T60" style:family="text">
      <style:text-properties fo:font-style="normal" fo:font-weight="bold" officeooo:rsid="00298cb2" style:font-style-asian="normal" style:font-weight-asian="bold" style:font-name-complex="Times New Roman1" style:font-weight-complex="normal"/>
    </style:style>
    <style:style style:name="T61" style:family="text">
      <style:text-properties fo:font-style="normal" fo:font-weight="bold" officeooo:rsid="002a4e45" style:font-style-asian="normal" style:font-weight-asian="bold" style:font-name-complex="Times New Roman1" style:font-weight-complex="normal"/>
    </style:style>
    <style:style style:name="T62" style:family="text">
      <style:text-properties fo:font-style="normal" fo:font-weight="bold" officeooo:rsid="005192be" style:font-style-asian="normal" style:font-weight-asian="bold" style:font-name-complex="Times New Roman1" style:font-weight-complex="normal"/>
    </style:style>
    <style:style style:name="T63" style:family="text">
      <style:text-properties fo:font-style="normal" fo:font-weight="bold" officeooo:rsid="005192be" style:font-style-asian="normal" style:font-weight-asian="bold" style:font-style-complex="normal" style:font-weight-complex="bold"/>
    </style:style>
    <style:style style:name="T64" style:family="text">
      <style:text-properties fo:font-style="normal" fo:font-weight="bold" officeooo:rsid="005cee08" style:font-style-asian="normal" style:font-weight-asian="bold" style:font-style-complex="normal" style:font-weight-complex="bold"/>
    </style:style>
    <style:style style:name="T65" style:family="text">
      <style:text-properties fo:font-style="normal" fo:font-weight="normal" style:font-style-asian="normal" style:font-weight-asian="normal" style:font-name-complex="Times New Roman1" style:font-weight-complex="normal"/>
    </style:style>
    <style:style style:name="T66" style:family="text">
      <style:text-properties fo:font-style="normal" fo:font-weight="normal" officeooo:rsid="00172ad1" style:font-style-asian="normal" style:font-weight-asian="normal" style:font-name-complex="Times New Roman1" style:font-weight-complex="normal"/>
    </style:style>
    <style:style style:name="T67" style:family="text">
      <style:text-properties fo:font-style="normal" fo:font-weight="normal" officeooo:rsid="00275b19" style:font-style-asian="normal" style:font-weight-asian="normal" style:font-name-complex="Times New Roman1" style:font-weight-complex="normal"/>
    </style:style>
    <style:style style:name="T68" style:family="text">
      <style:text-properties fo:font-style="normal" fo:font-weight="normal" officeooo:rsid="0023f1ec" style:font-style-asian="normal" style:font-weight-asian="normal" style:font-name-complex="Times New Roman1" style:font-weight-complex="normal"/>
    </style:style>
    <style:style style:name="T69" style:family="text">
      <style:text-properties fo:font-style="normal" fo:font-weight="normal" officeooo:rsid="0043c25c" style:font-style-asian="normal" style:font-weight-asian="normal" style:font-name-complex="Times New Roman1" style:font-weight-complex="normal"/>
    </style:style>
    <style:style style:name="T70" style:family="text">
      <style:text-properties fo:font-style="normal" fo:font-weight="normal" officeooo:rsid="002572b2" style:font-style-asian="normal" style:font-weight-asian="normal" style:font-name-complex="Times New Roman1" style:font-weight-complex="normal"/>
    </style:style>
    <style:style style:name="T71" style:family="text">
      <style:text-properties fo:font-style="normal" fo:font-weight="normal" officeooo:rsid="00455e00" style:font-style-asian="normal" style:font-weight-asian="normal" style:font-name-complex="Times New Roman1" style:font-weight-complex="normal"/>
    </style:style>
    <style:style style:name="T72" style:family="text">
      <style:text-properties fo:font-style="normal" style:font-style-asian="normal" style:font-name-complex="Times New Roman1" style:font-weight-complex="normal"/>
    </style:style>
    <style:style style:name="T73" style:family="text">
      <style:text-properties fo:font-style="normal" officeooo:rsid="00172ad1" style:font-style-asian="normal" style:font-name-complex="Times New Roman1" style:font-weight-complex="normal"/>
    </style:style>
    <style:style style:name="T74" style:family="text">
      <style:text-properties fo:font-style="normal" officeooo:rsid="00275b19" style:font-style-asian="normal" style:font-name-complex="Times New Roman1" style:font-weight-complex="normal"/>
    </style:style>
    <style:style style:name="T75" style:family="text">
      <style:text-properties fo:font-style="normal" officeooo:rsid="0024c625" style:font-style-asian="normal" style:font-name-complex="Times New Roman1" style:font-weight-complex="normal"/>
    </style:style>
    <style:style style:name="T76" style:family="text">
      <style:text-properties fo:font-style="normal" officeooo:rsid="0043c25c" style:font-style-asian="normal" style:font-name-complex="Times New Roman1" style:font-weight-complex="normal"/>
    </style:style>
    <style:style style:name="T77" style:family="text">
      <style:text-properties fo:font-style="normal" style:language-asian="tr" style:country-asian="TR" style:font-style-asian="normal" style:font-name-complex="Times New Roman" style:font-weight-complex="normal"/>
    </style:style>
    <style:style style:name="T78" style:family="text">
      <style:text-properties fo:font-style="normal" officeooo:rsid="002b0bb3" style:language-asian="tr" style:country-asian="TR" style:font-style-asian="normal" style:font-name-complex="Times New Roman" style:font-weight-complex="normal"/>
    </style:style>
    <style:style style:name="T79" style:family="text">
      <style:text-properties fo:font-style="normal" officeooo:rsid="00496a67" style:language-asian="tr" style:country-asian="TR" style:font-style-asian="normal" style:font-name-complex="Times New Roman" style:font-weight-complex="normal"/>
    </style:style>
    <style:style style:name="T80" style:family="text">
      <style:text-properties fo:font-style="normal" officeooo:rsid="005192be" style:language-asian="tr" style:country-asian="TR" style:font-style-asian="normal" style:font-name-complex="Times New Roman" style:font-weight-complex="normal"/>
    </style:style>
    <style:style style:name="T81" style:family="text">
      <style:text-properties fo:font-style="normal" officeooo:rsid="00519fed" style:language-asian="tr" style:country-asian="TR" style:font-style-asian="normal" style:font-name-complex="Times New Roman" style:font-weight-complex="normal"/>
    </style:style>
    <style:style style:name="T82" style:family="text">
      <style:text-properties fo:font-style="normal" officeooo:rsid="00443595" style:language-asian="tr" style:country-asian="TR" style:font-style-asian="normal" style:font-name-complex="Times New Roman" style:font-weight-complex="normal"/>
    </style:style>
    <style:style style:name="T83" style:family="text">
      <style:text-properties fo:font-style="normal" officeooo:rsid="003d13be" style:language-asian="tr" style:country-asian="TR" style:font-style-asian="normal" style:font-name-complex="Times New Roman" style:font-weight-complex="normal"/>
    </style:style>
    <style:style style:name="T84" style:family="text">
      <style:text-properties fo:font-style="normal" officeooo:rsid="003b129e" style:language-asian="tr" style:country-asian="TR" style:font-style-asian="normal" style:font-name-complex="Times New Roman" style:font-weight-complex="normal"/>
    </style:style>
    <style:style style:name="T85" style:family="text">
      <style:text-properties fo:font-style="normal" officeooo:rsid="003c9814" style:language-asian="tr" style:country-asian="TR" style:font-style-asian="normal" style:font-name-complex="Times New Roman" style:font-weight-complex="normal"/>
    </style:style>
    <style:style style:name="T86" style:family="text">
      <style:text-properties fo:font-style="normal" officeooo:rsid="0056ecfa" style:language-asian="tr" style:country-asian="TR" style:font-style-asian="normal" style:font-name-complex="Times New Roman" style:font-weight-complex="normal"/>
    </style:style>
    <style:style style:name="T87" style:family="text">
      <style:text-properties fo:font-style="normal" officeooo:rsid="005915ab" style:language-asian="tr" style:country-asian="TR" style:font-style-asian="normal" style:font-name-complex="Times New Roman" style:font-weight-complex="normal"/>
    </style:style>
    <style:style style:name="T88" style:family="text">
      <style:text-properties fo:language="tr" fo:country="TR" fo:font-weight="bold" style:font-weight-asian="bold" style:font-name-complex="Times New Roman1" style:font-weight-complex="bold"/>
    </style:style>
    <style:style style:name="T89" style:family="text">
      <style:text-properties fo:language="tr" fo:country="TR" fo:font-weight="bold" officeooo:rsid="0024c625" style:font-weight-asian="bold" style:font-name-complex="Times New Roman1" style:font-weight-complex="bold"/>
    </style:style>
    <style:style style:name="T90" style:family="text">
      <style:text-properties fo:language="tr" fo:country="TR" fo:font-weight="bold" officeooo:rsid="0043c25c" style:font-weight-asian="bold" style:font-name-complex="Times New Roman1" style:font-weight-complex="bold"/>
    </style:style>
    <style:style style:name="T91" style:family="text">
      <style:text-properties fo:language="tr" fo:country="TR" fo:font-style="normal" fo:font-weight="bold" style:font-style-asian="normal" style:font-weight-asian="bold" style:font-name-complex="Times New Roman1" style:font-weight-complex="normal"/>
    </style:style>
    <style:style style:name="T92" style:family="text">
      <style:text-properties fo:language="tr" fo:country="TR" fo:font-style="normal" fo:font-weight="normal" style:font-style-asian="normal" style:font-weight-asian="normal" style:font-name-complex="Times New Roman1" style:font-weight-complex="normal"/>
    </style:style>
    <style:style style:name="T93" style:family="text">
      <style:text-properties fo:language="tr" fo:country="TR" fo:font-style="normal" fo:font-weight="normal" officeooo:rsid="004c1294" style:font-style-asian="normal" style:font-weight-asian="normal" style:font-name-complex="Times New Roman1" style:font-weight-complex="normal"/>
    </style:style>
    <style:style style:name="T94" style:family="text">
      <style:text-properties fo:language="tr" fo:country="TR" style:font-name-complex="Times New Roman1"/>
    </style:style>
    <style:style style:name="T95" style:family="text">
      <style:text-properties fo:language="tr" fo:country="TR" officeooo:rsid="00172ad1" style:font-name-complex="Times New Roman1"/>
    </style:style>
    <style:style style:name="T96" style:family="text">
      <style:text-properties fo:language="tr" fo:country="TR" officeooo:rsid="0043c25c" style:font-name-complex="Times New Roman1"/>
    </style:style>
    <style:style style:name="T97" style:family="text">
      <style:text-properties fo:language="tr" fo:country="TR" officeooo:rsid="004c1294" style:font-name-complex="Times New Roman1"/>
    </style:style>
    <style:style style:name="T98" style:family="text">
      <style:text-properties officeooo:rsid="002b0bb3"/>
    </style:style>
    <style:style style:name="T99" style:family="text">
      <style:text-properties style:language-asian="tr" style:country-asian="TR" style:font-name-complex="Times New Roman"/>
    </style:style>
    <style:style style:name="T100" style:family="text">
      <style:text-properties officeooo:rsid="002b0bb3" style:language-asian="tr" style:country-asian="TR" style:font-name-complex="Times New Roman"/>
    </style:style>
    <style:style style:name="T101" style:family="text">
      <style:text-properties officeooo:rsid="00172ad1" style:language-asian="tr" style:country-asian="TR" style:font-name-complex="Times New Roman"/>
    </style:style>
    <style:style style:name="T102" style:family="text">
      <style:text-properties officeooo:rsid="002bcdb2" style:language-asian="tr" style:country-asian="TR" style:font-name-complex="Times New Roman"/>
    </style:style>
    <style:style style:name="T103" style:family="text">
      <style:text-properties officeooo:rsid="00310090" style:language-asian="tr" style:country-asian="TR" style:font-name-complex="Times New Roman"/>
    </style:style>
    <style:style style:name="T104" style:family="text">
      <style:text-properties officeooo:rsid="0033b636" style:language-asian="tr" style:country-asian="TR" style:font-name-complex="Times New Roman"/>
    </style:style>
    <style:style style:name="T105" style:family="text">
      <style:text-properties officeooo:rsid="003aa60a" style:language-asian="tr" style:country-asian="TR" style:font-name-complex="Times New Roman"/>
    </style:style>
    <style:style style:name="T106" style:family="text">
      <style:text-properties officeooo:rsid="0013e64a" style:language-asian="tr" style:country-asian="TR" style:font-name-complex="Times New Roman"/>
    </style:style>
    <style:style style:name="T107" style:family="text">
      <style:text-properties officeooo:rsid="003b129e" style:language-asian="tr" style:country-asian="TR" style:font-name-complex="Times New Roman"/>
    </style:style>
    <style:style style:name="T108" style:family="text">
      <style:text-properties officeooo:rsid="0022f6e7" style:language-asian="tr" style:country-asian="TR" style:font-name-complex="Times New Roman"/>
    </style:style>
    <style:style style:name="T109" style:family="text">
      <style:text-properties officeooo:rsid="003c3a02" style:language-asian="tr" style:country-asian="TR" style:font-name-complex="Times New Roman"/>
    </style:style>
    <style:style style:name="T110" style:family="text">
      <style:text-properties officeooo:rsid="003c9814" style:language-asian="tr" style:country-asian="TR" style:font-name-complex="Times New Roman"/>
    </style:style>
    <style:style style:name="T111" style:family="text">
      <style:text-properties officeooo:rsid="003d13be" style:language-asian="tr" style:country-asian="TR" style:font-name-complex="Times New Roman"/>
    </style:style>
    <style:style style:name="T112" style:family="text">
      <style:text-properties officeooo:rsid="0013588f" style:language-asian="tr" style:country-asian="TR" style:font-name-complex="Times New Roman"/>
    </style:style>
    <style:style style:name="T113" style:family="text">
      <style:text-properties officeooo:rsid="001ab6fb" style:language-asian="tr" style:country-asian="TR" style:font-name-complex="Times New Roman"/>
    </style:style>
    <style:style style:name="T114" style:family="text">
      <style:text-properties officeooo:rsid="003d6035" style:language-asian="tr" style:country-asian="TR" style:font-name-complex="Times New Roman"/>
    </style:style>
    <style:style style:name="T115" style:family="text">
      <style:text-properties officeooo:rsid="00443595" style:language-asian="tr" style:country-asian="TR" style:font-name-complex="Times New Roman"/>
    </style:style>
    <style:style style:name="T116" style:family="text">
      <style:text-properties officeooo:rsid="00467d30" style:language-asian="tr" style:country-asian="TR" style:font-name-complex="Times New Roman"/>
    </style:style>
    <style:style style:name="T117" style:family="text">
      <style:text-properties officeooo:rsid="004958df" style:language-asian="tr" style:country-asian="TR" style:font-name-complex="Times New Roman"/>
    </style:style>
    <style:style style:name="T118" style:family="text">
      <style:text-properties officeooo:rsid="00512536" style:language-asian="tr" style:country-asian="TR" style:font-name-complex="Times New Roman"/>
    </style:style>
    <style:style style:name="T119" style:family="text">
      <style:text-properties officeooo:rsid="004e8cf1" style:language-asian="tr" style:country-asian="TR" style:font-name-complex="Times New Roman"/>
    </style:style>
    <style:style style:name="T120" style:family="text">
      <style:text-properties officeooo:rsid="00455e00" style:language-asian="tr" style:country-asian="TR" style:font-name-complex="Times New Roman"/>
    </style:style>
    <style:style style:name="T121" style:family="text">
      <style:text-properties officeooo:rsid="001c4bd1" style:language-asian="tr" style:country-asian="TR" style:font-name-complex="Times New Roman"/>
    </style:style>
    <style:style style:name="T122" style:family="text">
      <style:text-properties officeooo:rsid="0047d350" style:language-asian="tr" style:country-asian="TR" style:font-name-complex="Times New Roman"/>
    </style:style>
    <style:style style:name="T123" style:family="text">
      <style:text-properties officeooo:rsid="0016608b" style:language-asian="tr" style:country-asian="TR" style:font-name-complex="Times New Roman"/>
    </style:style>
    <style:style style:name="T124" style:family="text">
      <style:text-properties officeooo:rsid="00348da0" style:language-asian="tr" style:country-asian="TR" style:font-name-complex="Times New Roman"/>
    </style:style>
    <style:style style:name="T125" style:family="text">
      <style:text-properties officeooo:rsid="0014c035" style:language-asian="tr" style:country-asian="TR" style:font-name-complex="Times New Roman"/>
    </style:style>
    <style:style style:name="T126" style:family="text">
      <style:text-properties officeooo:rsid="004a1f33" style:language-asian="tr" style:country-asian="TR" style:font-name-complex="Times New Roman"/>
    </style:style>
    <style:style style:name="T127" style:family="text">
      <style:text-properties officeooo:rsid="005e4a91" style:language-asian="tr" style:country-asian="TR" style:font-name-complex="Times New Roman"/>
    </style:style>
    <style:style style:name="T128" style:family="text">
      <style:text-properties style:language-asian="tr" style:country-asian="TR" style:font-name-complex="Tahoma"/>
    </style:style>
    <style:style style:name="T129" style:family="text">
      <style:text-properties officeooo:rsid="003b129e" style:language-asian="tr" style:country-asian="TR" style:font-name-complex="Tahoma"/>
    </style:style>
    <style:style style:name="T130" style:family="text">
      <style:text-properties officeooo:rsid="004958df" style:language-asian="tr" style:country-asian="TR" style:font-name-complex="Tahoma"/>
    </style:style>
    <style:style style:name="T131" style:family="text">
      <style:text-properties officeooo:rsid="003b129e" style:language-asian="tr" style:country-asian="TR"/>
    </style:style>
    <style:style style:name="T132" style:family="text">
      <style:text-properties officeooo:rsid="00347560"/>
    </style:style>
    <style:style style:name="T133" style:family="text">
      <style:text-properties officeooo:rsid="00348da0"/>
    </style:style>
    <style:style style:name="T134" style:family="text">
      <style:text-properties officeooo:rsid="003aa60a"/>
    </style:style>
    <style:style style:name="T135" style:family="text">
      <style:text-properties officeooo:rsid="0043c25c"/>
    </style:style>
    <style:style style:name="T136" style:family="text">
      <style:text-properties officeooo:rsid="00443595"/>
    </style:style>
    <style:style style:name="T137" style:family="text">
      <style:text-properties officeooo:rsid="0047d350"/>
    </style:style>
    <style:style style:name="T138" style:family="text">
      <style:text-properties fo:font-style="italic" style:text-underline-style="solid" style:text-underline-width="auto" style:text-underline-color="font-color" fo:font-weight="bold" style:font-style-asian="italic" style:font-weight-asian="bold"/>
    </style:style>
    <style:style style:name="T1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0"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41"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style>
    <style:style style:name="T142"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43"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44" style:family="text">
      <style:text-properties fo:font-style="italic" fo:font-weight="bold" style:font-style-asian="italic" style:font-weight-asian="bold"/>
    </style:style>
    <style:style style:name="T145" style:family="text">
      <style:text-properties fo:font-style="italic" fo:font-weight="bold" style:font-style-asian="italic" style:font-weight-asian="bold" style:font-style-complex="italic" style:font-weight-complex="bold"/>
    </style:style>
    <style:style style:name="T146" style:family="text">
      <style:text-properties fo:font-style="italic" fo:font-weight="bold" style:language-asian="tr" style:country-asian="TR" style:font-style-asian="italic" style:font-weight-asian="bold" style:font-name-complex="Times New Roman"/>
    </style:style>
    <style:style style:name="T147" style:family="text">
      <style:text-properties fo:font-style="italic" fo:font-weight="bold" officeooo:rsid="00496a67" style:language-asian="tr" style:country-asian="TR" style:font-style-asian="italic" style:font-weight-asian="bold" style:font-name-complex="Times New Roman" style:font-style-complex="italic" style:font-weight-complex="bold"/>
    </style:style>
    <style:style style:name="T148" style:family="text">
      <style:text-properties fo:font-style="italic" fo:font-weight="normal" style:language-asian="tr" style:country-asian="TR" style:font-style-asian="italic" style:font-weight-asian="normal" style:font-name-complex="Times New Roman" style:font-weight-complex="normal"/>
    </style:style>
    <style:style style:name="T149" style:family="text">
      <style:text-properties fo:font-style="italic" fo:font-weight="normal" officeooo:rsid="005915ab" style:language-asian="tr" style:country-asian="TR" style:font-style-asian="italic" style:font-weight-asian="normal" style:font-name-complex="Times New Roman" style:font-weight-complex="normal"/>
    </style:style>
    <style:style style:name="T150"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51"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52" style:family="text">
      <style:text-properties fo:font-style="italic" style:font-style-asian="italic" style:font-style-complex="italic"/>
    </style:style>
    <style:style style:name="T153" style:family="text">
      <style:text-properties fo:font-style="italic" officeooo:rsid="0047d350" style:font-style-asian="italic" style:font-style-complex="italic"/>
    </style:style>
    <style:style style:name="T154" style:family="text">
      <style:text-properties fo:font-style="italic" style:language-asian="tr" style:country-asian="TR" style:font-style-asian="italic" style:font-name-complex="Times New Roman" style:font-style-complex="italic"/>
    </style:style>
    <style:style style:name="T155" style:family="text">
      <style:text-properties fo:font-style="italic" officeooo:rsid="005915ab" style:language-asian="tr" style:country-asian="TR" style:font-style-asian="italic" style:font-name-complex="Times New Roman" style:font-style-complex="italic"/>
    </style:style>
    <style:style style:name="T156" style:family="text">
      <style:text-properties fo:font-style="italic" style:language-asian="tr" style:country-asian="TR" style:font-style-asian="italic" style:font-name-complex="Times New Roman" style:font-style-complex="italic" style:font-weight-complex="normal"/>
    </style:style>
    <style:style style:name="T157" style:family="text">
      <style:text-properties fo:font-style="italic" officeooo:rsid="00496a67" style:language-asian="tr" style:country-asian="TR" style:font-style-asian="italic" style:font-name-complex="Times New Roman" style:font-style-complex="italic" style:font-weight-complex="normal"/>
    </style:style>
    <style:style style:name="T158" style:family="text">
      <style:text-properties fo:font-style="italic" officeooo:rsid="002b0bb3" style:language-asian="tr" style:country-asian="TR" style:font-style-asian="italic" style:font-name-complex="Times New Roman" style:font-style-complex="italic" style:font-weight-complex="normal"/>
    </style:style>
    <style:style style:name="T159" style:family="text">
      <style:text-properties fo:font-style="italic" officeooo:rsid="003b129e" style:language-asian="tr" style:country-asian="TR" style:font-style-asian="italic" style:font-style-complex="italic"/>
    </style:style>
    <style:style style:name="T160" style:family="text">
      <style:text-properties fo:font-style="italic" officeooo:rsid="005192be" style:language-asian="tr" style:country-asian="TR" style:font-style-asian="italic" style:font-style-complex="italic"/>
    </style:style>
    <style:style style:name="T161" style:family="text">
      <style:text-properties officeooo:rsid="004c1294"/>
    </style:style>
    <style:style style:name="T162" style:family="text">
      <style:text-properties officeooo:rsid="004d17d8"/>
    </style:style>
    <style:style style:name="T163" style:family="text">
      <style:text-properties officeooo:rsid="005079a5"/>
    </style:style>
    <style:style style:name="T164" style:family="text">
      <style:text-properties officeooo:rsid="005192be"/>
    </style:style>
    <style:style style:name="T165" style:family="text">
      <style:text-properties style:font-name="UKIJ Diwani" officeooo:rsid="005e877f" style:language-asian="tr" style:country-asian="TR" style:font-name-complex="Times New Roman"/>
    </style:style>
    <style:style style:name="T166" style:family="text">
      <style:text-properties style:font-name="UKIJ Diwani" fo:font-weight="normal" style:language-asian="tr" style:country-asian="TR" style:font-weight-asian="normal" style:font-name-complex="Times New Roman" style:font-weight-complex="normal"/>
    </style:style>
    <style:style style:name="T167" style:family="text">
      <style:text-properties style:font-name="UKIJ Diwani" fo:font-weight="normal" officeooo:rsid="005e877f" style:language-asian="tr" style:country-asian="TR" style:font-weight-asian="normal" style:font-name-complex="Times New Roman" style:font-weight-complex="normal"/>
    </style:style>
    <style:style style:name="T168" style:family="text">
      <style:text-properties style:font-name="UKIJ Diwani" fo:font-weight="bold" style:language-asian="tr" style:country-asian="TR" style:font-weight-asian="bold" style:font-name-complex="Times New Roman" style:font-weight-complex="bold"/>
    </style:style>
    <style:style style:name="T169" style:family="text">
      <style:text-properties officeooo:rsid="005e4a91"/>
    </style:style>
    <style:style style:name="T170" style:family="text">
      <style:text-properties officeooo:rsid="005e877f"/>
    </style:style>
    <style:style style:name="T171" style:family="text">
      <style:text-properties style:font-name="UKIJ Ekran"/>
    </style:style>
    <style:style style:name="T172" style:family="text">
      <style:text-properties style:font-name="UKIJ Ekran" officeooo:rsid="005e877f"/>
    </style:style>
    <style:style style:name="T173" style:family="text">
      <style:text-properties style:font-name="UKIJ Ekran" fo:font-size="11pt" style:font-size-asian="11pt" style:font-size-complex="11pt"/>
    </style:style>
    <style:style style:name="T174" style:family="text">
      <style:text-properties style:font-name="UKIJ Ekran" fo:font-size="11pt" officeooo:rsid="005e877f"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LİRLİ SÜRELİ KİRA SÖZLEŞMESİ</text:p>
      <text:p text:style-name="P4"><text:span text:style-name="T24">MADDE </text:span><text:span text:style-name="T25">1<text:tab/></text:span><text:span text:style-name="T65">Tanım</text:span><text:span text:style-name="T67">lar</text:span><text:span text:style-name="T65">: </text:span><text:span text:style-name="T66">İ</text:span><text:span text:style-name="T67">şbu sözleşmede adı geçen; </text:span><text:span text:style-name="T51">Kiraya veren</text:span><text:span text:style-name="T66">; </text:span><text:span text:style-name="T69">mecurun</text:span><text:span text:style-name="T66"> sahibi</text:span><text:span text:style-name="T67">ni</text:span><text:span text:style-name="T66"> ve/veya vekili</text:span><text:span text:style-name="T67">ni</text:span><text:span text:style-name="T66">, </text:span><text:span text:style-name="T51">Kiracı;</text:span><text:span text:style-name="T73"> </text:span><text:span text:style-name="T76">mecuru</text:span><text:span text:style-name="T73"> kiralama hak</text:span><text:span text:style-name="T75">k</text:span><text:span text:style-name="T73">ını belirli bir ücret karşılığında </text:span><text:span text:style-name="T76">belirli bir süre</text:span><text:span text:style-name="T73"> kabul <text:s/>eden gerçek veya tüzel kişi</text:span><text:span text:style-name="T74">yi, </text:span><text:span text:style-name="T51">Sözleşme</text:span><text:span text:style-name="T66"> </text:span><text:span text:style-name="T67">t</text:span><text:span text:style-name="T66">araflarca, şartları belirlenen, şartlar üzerinde anlaşmaya varılan ve imza altına alınan </text:span><text:span text:style-name="T67">işbu </text:span><text:span text:style-name="T66">kira sözleşmesi</text:span><text:span text:style-name="T67">ni ifade eder. </text:span><text:span text:style-name="T3">İşbu k</text:span>ira sözleşmesi, kiraya verenin , <text:span text:style-name="T19">bu sözleşmede özellikleri belirtilen mecurun</text:span> kullanı<text:span text:style-name="T136">mını</text:span> <text:span text:style-name="T135">belli bir süre için</text:span> kiracıya bırakmayı, kiracının da buna karşılık, <text:span text:style-name="T135">bu süre için </text:span>kararlaştırılan kira bedelini ödemeyi üstlendiği<text:span text:style-name="T19"> </text:span>sözleşmedir.</text:p>
      <text:p text:style-name="P23"><text:span text:style-name="T90">M</text:span><text:span text:style-name="T88">ADDE </text:span><text:span text:style-name="T89">2<text:tab/></text:span><text:span text:style-name="T91">Kira süresi:</text:span><text:span text:style-name="T92"> </text:span><text:span text:style-name="T93">İşbu s</text:span><text:span text:style-name="T94">özleşme, belirli süre</text:span><text:span text:style-name="T96">lidir</text:span><text:span text:style-name="T95"> ve <text:s/>k</text:span><text:span text:style-name="T94">ararlaştırılan sürenin geçmesiyle herhangi bir bildirim olmaksızın, </text:span><text:span text:style-name="T97">bu sözleşmeden doğan haklar saklı kalmak şartıyla,</text:span><text:span text:style-name="T94"> sona ere</text:span><text:span text:style-name="T95">r. </text:span></text:p>
      <text:p text:style-name="P5"><text:span text:style-name="T30">M</text:span><text:span text:style-name="T24">ADDE 3 <text:tab/></text:span><text:span text:style-name="T56">Vergi ve benzeri yükümlülüklere katlanma borcu : </text:span>Kiralanana <text:span text:style-name="T161">ait, kültür, arsa, bina vergileri kiraya veren,</text:span> <text:span text:style-name="T163">kira stopaj </text:span>vergi<text:span text:style-name="T50">si, çevre temizlik vergisi </text:span>ve benzeri yükümlülükler <text:span text:style-name="T19">kiracı tarafından ödenecektir. </text:span><text:span text:style-name="T101">Kiracı elektrik, su, </text:span><text:span text:style-name="T103">aidat</text:span><text:span text:style-name="T101"> vb. abone gerektiren işlemlerde, kira başlangıcında abonelikleri üzerine alacaktır ve kira müddeti boyunca bu </text:span><text:span text:style-name="T104">aboneliklere ait</text:span><text:span text:style-name="T101"> giderler kiracıya aittir.</text:span></text:p>
      <text:p text:style-name="P4"><text:span text:style-name="T24">MADDE </text:span><text:span text:style-name="T25">4 <text:tab/></text:span><text:span text:style-name="T57">Yan giderlere katlanma borcu</text:span><text:span text:style-name="T24"> : </text:span>Kira<text:span text:style-name="T19">cı</text:span>, kiralananın kullanımıyla ilgili olmak üzere, kendisi veya üçüncü kişi tarafından yapılan yan giderlere katlanmakla yükümlüdür.</text:p>
      <text:p text:style-name="P6"><text:span text:style-name="T24">MADDE </text:span><text:span text:style-name="T25">5<text:tab/></text:span><text:span text:style-name="T57">Kiralananın teslim anında </text:span><text:span text:style-name="T60">ve </text:span><text:span text:style-name="T57">sonra</text:span><text:span text:style-name="T60">sı</text:span><text:span text:style-name="T57"> ayıplı hâle gelmesinden sorumluluk</text:span><text:span text:style-name="T24"> <text:tab/></text:span></text:p>
      <text:list xml:id="list1631229883" text:style-name="WWNum3">
        <text:list-header>
          <text:p text:style-name="P53"><text:span text:style-name="T10">İşbu </text:span><text:span text:style-name="T12">sözleşme aynı zamanda teslim tutanağı hükmünde olup,</text:span><text:span text:style-name="T10"> sözleşme</text:span><text:span text:style-name="T11">nin imzalanması ile </text:span><text:span text:style-name="T10">kiracı, kiralananı sağlam, ayıpsız ve eksiksiz olarak teslim aldığını kabul etmiştir. </text:span><text:span text:style-name="T9">Taşınmazda bulunan tuvalet, la</text:span><text:bookmark text:name="_GoBack"/><text:span text:style-name="T9">vabo <text:s/>banyo, vb. malzemeler kiracıya sağlam olarak teslim edilmiştir ve kira bitiminde kiracı bu malzemeleri sağlam ve eksiksiz olarak teslim etmekle yükümlüdür. Malzemelerde hasar oluşması durumunda kiracı ödemekle yükümlüdür. </text:span><text:span text:style-name="T12">Mecurun kullanılması sırasında oluşabilecek her türlü arıza, hasar vb. giderler kiracıya aittir. </text:span><text:span text:style-name="T19">Kiracının, mecurun teslimi sonrası, kendi ihtiyaçları doğrultusunda ortaya çıkabilecek ve eksik olarak tanımlayacağı şeylerin sorumluluğu kiracıya aittir. </text:span></text:p>
        </text:list-header>
      </text:list>
      <text:p text:style-name="P4"><text:span text:style-name="T24">MADDE </text:span><text:span text:style-name="T29">6</text:span><text:span text:style-name="T25"><text:tab/></text:span><text:span text:style-name="T57">Kira bedelinin indirilmesi</text:span><text:span text:style-name="T24"> : </text:span>Kiracı, <text:span text:style-name="T20">kira süresi boyunca ve sonrasında, sözleşmede belirlenen kira bedelinde herhangi bir sebeple </text:span>bir indirim yapılmasını isteye<text:span text:style-name="T20">mez</text:span>.</text:p>
      <text:p text:style-name="P4"><text:span text:style-name="T24">MADDE </text:span><text:span text:style-name="T31">7</text:span><text:span text:style-name="T25"><text:tab/></text:span><text:span text:style-name="T57">Kira bedelini ödeme borcu,</text:span><text:span text:style-name="T24"> </text:span><text:span text:style-name="T28">ifa zamanı, kiracının temerrüdü</text:span><text:span text:style-name="T24"><text:tab/><text:tab/></text:span></text:p>
      <text:list xml:id="list160836330771171" text:continue-numbering="true" text:style-name="WWNum3">
        <text:list-header>
          <text:p text:style-name="P54"><text:span text:style-name="T100">Kira bedeli nettir. <text:s/></text:span><text:span text:style-name="T99">Sözleşme</text:span><text:span text:style-name="T100">de</text:span><text:span text:style-name="T99"> </text:span><text:span text:style-name="T100">belirtilen kira bedeli</text:span><text:span text:style-name="T99">, vergiler düşüldükten sonra </text:span><text:span text:style-name="T100">kiralayana </text:span><text:span text:style-name="T99">ödene</text:span><text:span text:style-name="T100">cek</text:span><text:span text:style-name="T99"> </text:span><text:span text:style-name="T104">net </text:span><text:span text:style-name="T99">miktardır. </text:span><text:span text:style-name="T100">Kira stopaj vergisi kiracı tarafından, </text:span><text:span text:style-name="T104">kiraya veren adına </text:span><text:span text:style-name="T100">ödenecektir. Her türlü resim vergi ve harçlar, ÇTV, stopaj vergisi ve kira süresi içerisinde ortaya çıkabilecek her türlü resmi ödemeler, vergi ve harçlar kiracı tarafından ödenecektir.</text:span><text:span text:style-name="T99"> Kiracı, kira bedelini </text:span><text:span text:style-name="T113">( kira bedeli aylık ödemeli yapılacaksa )</text:span><text:span text:style-name="T99"> ve yan giderleri, her ayın </text:span><text:span text:style-name="T118">3. günü</text:span><text:span text:style-name="T113"> peşin </text:span><text:span text:style-name="T99">ödemekle yükümlüdür. </text:span><text:span text:style-name="T114">Ki</text:span><text:span text:style-name="T113">ra ödemeleri kiraya verene ait banka hesabına yatırılacaktır. </text:span>Kiracı, kira bedelini ödemekle yükümlüdür. <text:span text:style-name="T99">İşbu sö</text:span><text:span text:style-name="T112">z</text:span><text:span text:style-name="T99">leşme</text:span><text:span text:style-name="T107">de belirlenen</text:span><text:span text:style-name="T99"> kira bedeli</text:span><text:span text:style-name="T107">nin ödeme vadesi </text:span><text:span text:style-name="T111">sözleşme düzenleme </text:span><text:span text:style-name="T107">tarihidir.</text:span><text:span text:style-name="T99"> Ödeme çek veya senet ile taahhüt edilmiş ise ödemenin zamanında <text:s/>ödenmemesi durumunda, </text:span><text:span text:style-name="T111">çek veya senedin ödeme vadesi, sözleşme düzenleme tarihi olarak kabul edilecektir </text:span><text:span text:style-name="T115">ve</text:span><text:span text:style-name="T111"> </text:span><text:span text:style-name="T99"><text:s/></text:span><text:span text:style-name="T115">k</text:span><text:span text:style-name="T111">iracı </text:span><text:span text:style-name="T115">geçmiş ve </text:span><text:span text:style-name="T111">o</text:span><text:span text:style-name="T99">turduğu süreye ait kira borcunu, </text:span><text:span text:style-name="T107">geçen her gün için, yıllık kira bedelinin yüzde </text:span><text:span text:style-name="T111">biri</text:span><text:span text:style-name="T107"> oranında </text:span><text:span text:style-name="T111">(%1)</text:span><text:span text:style-name="T107"> </text:span><text:span text:style-name="T110">günlük </text:span><text:span text:style-name="T107">ceza bedeli </text:span><text:span text:style-name="T111">ile birlikte</text:span><text:span text:style-name="T107"> ödemeyi</text:span><text:span text:style-name="T99"> peşinen kabul ve taahhüt eder.</text:span></text:p>
        </text:list-header>
      </text:list>
      <text:p text:style-name="P4"><text:span text:style-name="T24">MADDE </text:span><text:span text:style-name="T32">8</text:span><text:span text:style-name="T26"><text:tab/></text:span><text:span text:style-name="T58">Temizlik ve bakım giderlerini ödeme borcu</text:span> : Kiracı, kiralananın olağan kullanımı için gerekli temizlik ve bakım giderlerini ödemekle yükümlüdür.</text:p>
      <text:p text:style-name="P4"><text:span text:style-name="T24">MADDE </text:span><text:span text:style-name="T32">9</text:span><text:span text:style-name="T26"><text:tab/></text:span><text:span text:style-name="T29">K</text:span><text:span text:style-name="T58">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47">önce kiracıya bildirmek ve bunların </text:span>yapıldığı sırada kiracının yararlarını göz önünde tutmak zorundadır. </text:p>
      <text:p text:style-name="P7"><text:span text:style-name="T24">MADDE </text:span><text:span text:style-name="T26">1</text:span><text:span text:style-name="T32">0</text:span><text:span text:style-name="T26"><text:tab/></text:span><text:span text:style-name="T58">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text:span text:style-name="T162">mecurda bir değişiklik yapmak isterse bu ek bir sözleşme ile belirlenmelidir.</text:span> Kiracı, kiraya verenin rızasıyla yaptığı yenilik ve değişiklikler sebebiyle kiralananda ortaya çıka<text:span text:style-name="T162">bilecek</text:span> değer artışının karşılığını isteyemez. <text:span text:style-name="T99">İzin verilen, boya, badana tamirat </text:span></text:p>
      <text:p text:style-name="P24">KİRAYA VEREN<text:tab/>KİRACI<text:tab/>ŞAHİT-KEFİL</text:p>
      <text:p text:style-name="P22"><text:tab/><text:tab/><text:tab/><text:tab/><text:tab/><text:tab/> <text:s/>Habip YILDIRIM<text:tab/><text:tab/> <text:s text:c="2"/><text:tab/> <text:s text:c="3"/>Fatih Uzun</text:p>
      <text:p text:style-name="P8"><text:soft-page-break/><text:span text:style-name="T99">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05">Aksi bir sözleşme ile kararlaştırlmamışsa, </text:span><text:span text:style-name="T102">Kiracı, kira bitiminde yaptığı bu tip imalatları sökemez, çıkaramaz, kıramaz. Kiracı bu tip imalatları sağlam olarak kiraya verene teslim etmekle yükümlüdür. </text:span></text:p>
      <text:p text:style-name="P4"><text:span text:style-name="T24">MADDE </text:span><text:span text:style-name="T29">1</text:span><text:span text:style-name="T32">1</text:span><text:span text:style-name="T26"><text:tab/></text:span><text:span text:style-name="T58">Alt kira ve kullanım hakkının devri, </text:span><text:span text:style-name="T52">Kira ilişkisinin devri</text:span><text:span text:style-name="T24"> : </text:span>Kiracı, kiraya verenin yazılı rızası olmadıkça, kiralananı başkasına kiralayamayacağı gibi, kullanım hakkını da, kira ilişkisini <text:span text:style-name="T136">de</text:span> başkasına devredemez. </text:p>
      <text:p text:style-name="P4"><text:span text:style-name="T24">MADDE </text:span><text:span text:style-name="T26">1</text:span><text:span text:style-name="T33">2</text:span><text:span text:style-name="T26"><text:tab/></text:span><text:span text:style-name="T58">Kiralananın kullanılmaması</text:span><text:span text:style-name="T24"> :</text:span><text:span text:style-name="T2"> </text:span><text:span text:style-name="T6">Mecur</text:span> kullanılmasa veya sınırlı olarak kullanılsa bile kiracı, kira bedelini ödemekle yükümlüdür. </text:p>
      <text:p text:style-name="P4"><text:span text:style-name="T24">MADDE </text:span><text:span text:style-name="T29">1</text:span><text:span text:style-name="T33">3</text:span><text:span text:style-name="T26"><text:tab/></text:span><text:span text:style-name="T58">Kiralananın sözleşmenin bitiminden önce geri verilmesi</text:span><text:span text:style-name="T24"> <text:s/>: </text:span>Kiracı, sözleşme süresine veya fesih dönemine uymaksızın kiralananı geri verdiği takdirde, kira sözleşmesinden doğan borçları, <text:span text:style-name="T21">sözleşme süresi boyunca devam eder. Bu gibi durumlarda kiracının, kiralananı başkasına devredemez. Kiraya veren, k</text:span>iralananın <text:span text:style-name="T132">güncel</text:span> koşullarla kiraya verilebileceği <text:span text:style-name="T21">yeni bir kiracı bulması </text:span>hâlinde, kiracının kira sözleşmesinden doğan borçları sona erer. <text:s/>Kiraya veren, <text:span text:style-name="T132">varsa </text:span>yapmaktan kurtulduğu giderler<text:span text:style-name="T132">i</text:span> kira bedelinden indirmekle yükümlüdür. <text:span text:style-name="T21">Kiralanan sözleşme süresi boyunca başka bir kişiye kiralanamazsa, kiracı sözleşmede belirtilen şartlarda, kiralananı kullanmasa bile, kira borcunu ödemekle yükümlüdür.</text:span></text:p>
      <text:p text:style-name="P9"><text:span text:style-name="T24">MADDE </text:span><text:span text:style-name="T29">1</text:span><text:span text:style-name="T33">4</text:span><text:span text:style-name="T26"><text:tab/></text:span><text:span text:style-name="T56">Sözleşmenin sona ermesi</text:span><text:span text:style-name="T2"> : </text:span><text:span text:style-name="T4">İşbu sözleşme, belirli süreli bir sözleşmedir. K</text:span>ira sözleşmesi bu sürenin sonunda kendiliğinden sona erer. <text:span text:style-name="T162">Kiracı kiralananı sözleşme bitim tarihinde boşaltmakla yükümlüdür.</text:span><text:span text:style-name="T72"> </text:span><text:span text:style-name="T86">K</text:span><text:span text:style-name="T83">iracı, </text:span><text:span text:style-name="T86">mecuru boşaltmadığı takdirde, </text:span><text:span text:style-name="T83"><text:s/></text:span><text:span text:style-name="T82">geçmiş ve </text:span><text:span text:style-name="T83">o</text:span><text:span text:style-name="T77">turduğu süreye ait kira borcunu, </text:span><text:span text:style-name="T84">geçen her gün için, yıllık kira bedelinin yüzde </text:span><text:span text:style-name="T83">biri</text:span><text:span text:style-name="T84"> oranında </text:span><text:span text:style-name="T83">(%1)</text:span><text:span text:style-name="T84"> </text:span><text:span text:style-name="T85">günlük </text:span><text:span text:style-name="T84">ceza bedeli </text:span><text:span text:style-name="T83">ile birlikte</text:span><text:span text:style-name="T84"> ödemeyi</text:span><text:span text:style-name="T77"> peşinen kabul ve taahhüt eder.</text:span></text:p>
      <text:p text:style-name="P4"><text:span text:style-name="T24">MADDE </text:span><text:span text:style-name="T29">1</text:span><text:span text:style-name="T33">5</text:span><text:span text:style-name="T24"><text:tab/></text:span><text:span text:style-name="T56">Kiracının iflası </text:span><text:span text:style-name="T61">ve ölümü : </text:span>Kiracı, kiralananın tesliminden sonra iflas eder <text:span text:style-name="T162">veya</text:span> <text:s/>öl<text:span text:style-name="T162">ürse, ö</text:span>len kiracının <text:span text:style-name="T49">mirasçıları ve </text:span>ortakları veya bu ortakların aynı meslek ve sanatı yürüten mirasçıları <text:span text:style-name="T22"><text:s/>kiranın devam etmesine yönelik istekleri, bu sözleşmeye bağlı olarak geçersizdir. </text:span><text:span text:style-name="T68">Kiracının ölümü ile bu sözleşmedeki </text:span><text:span text:style-name="T65">“Kiralananın sözleşmenin bitiminden önce geri verilmesi” </text:span><text:span text:style-name="T68">maddesinde belirtilen şartlar uygulanır. </text:span><text:span text:style-name="T22">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0"><text:span text:style-name="T24">MADDE </text:span><text:span text:style-name="T29">1</text:span><text:span text:style-name="T33">6</text:span><text:span text:style-name="T27"><text:tab/></text:span><text:span text:style-name="T59">Kiralananın geri verilmesi</text:span><text:span text:style-name="T24"> <text:tab/>:</text:span><text:span text:style-name="T2"> “</text:span><text:span text:style-name="T70">Kiralananda yenilik ve değişiklik yapılması“ </text:span><text:span text:style-name="T71">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32">de</text:span>, sözleşmeye aykırı kullanmadan doğacak zararları giderme<text:span text:style-name="T23">kle yükümlüdür.</text:span> </text:p>
      <text:p text:style-name="P4"><text:span text:style-name="T24">MADDE </text:span><text:span text:style-name="T29">1</text:span><text:span text:style-name="T33">7</text:span><text:span text:style-name="T27"><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1"><text:span text:style-name="T24">MADDE </text:span><text:span text:style-name="T33">18</text:span><text:span text:style-name="T27"><text:tab/></text:span><text:span text:style-name="T59">Kullanma giderleri</text:span><text:span text:style-name="T24"> : </text:span>Kiracı, ısıtma, aydınlatma ve su gibi kullanma giderlerine katlanmakla yükümlüdür. Giderlere katlanan taraf, bu giderleri ispat edici belgelerin birer örneğini, istem üzerine diğer tarafa vermek zorundadır. </text:p>
      <text:p text:style-name="P4"><text:span text:style-name="T24">MADDE </text:span><text:span text:style-name="T29">1</text:span><text:span text:style-name="T33">9</text:span><text:span text:style-name="T27"><text:tab/></text:span><text:span text:style-name="T59">Kiracının güvence vermesi</text:span><text:span text:style-name="T24"> <text:tab/>: </text:span><text:span text:style-name="T5">K</text:span>iracı<text:span text:style-name="T48">nın</text:span> güvence verme borcu <text:span text:style-name="T48">vardır ve yıllık kira </text:span></text:p>
      <text:p text:style-name="P52">KİRAYA VEREN<text:tab/>KİRACI<text:tab/>ŞAHİT-KEFİL</text:p>
      <text:p text:style-name="P22"><text:tab/><text:tab/><text:tab/><text:tab/><text:tab/><text:tab/> <text:s/>Habip YILDIRIM<text:tab/><text:tab/> <text:s text:c="2"/><text:tab/> <text:s text:c="3"/>Fatih Uzun</text:p>
      <text:p text:style-name="P15"><text:soft-page-break/>bedelinin %25 ‘i olarak yapılacaktır. </text:p>
      <text:p text:style-name="P8"><text:span text:style-name="T24">MADDE </text:span><text:span text:style-name="T29">2</text:span><text:span text:style-name="T33">0</text:span><text:span text:style-name="T27"> <text:tab/></text:span><text:span text:style-name="T59">Kira </text:span><text:span text:style-name="T62">Yıllık Artış Oranı</text:span><text:span text:style-name="T24"> </text:span><text:span text:style-name="T27">ve </text:span><text:span text:style-name="T59">Belirlenmesi<text:tab/>: </text:span><text:span text:style-name="T48">Bir yıldan uzun süreyle yapılan sözleşmelerde </text:span>uygulanacak <text:span text:style-name="T137">yıllık kira artış oranı</text:span>, <text:span text:style-name="T132">yıllık tüketici </text:span>fiyat endeksin<text:span text:style-name="T132">in (TÜFE)</text:span> oniki aylık ortalama<text:span text:style-name="T134">sı </text:span>oranını<text:span text:style-name="T48">n %10 ‘un altında olması durumunda; %10, değişim oranının %10 ‘un üstünde olması durumunda ise, değişim oranının altında olmamak</text:span> koşuluyla <text:span text:style-name="T98">yapılacaktır.</text:span>. </text:p>
      <text:p text:style-name="P12"><text:span text:style-name="T36">MADDE </text:span><text:span text:style-name="T37">2</text:span><text:span text:style-name="T38">1</text:span><text:span text:style-name="T37"> <text:tab/></text:span><text:span text:style-name="T39">Sözleşmenin feshi : </text:span><text:span text:style-name="T99">İşbu sözleşmenin herhangi bir maddesinin ihlali ile </text:span><text:span text:style-name="T119">veya süre bitiminde</text:span><text:span text:style-name="T99">, </text:span><text:span text:style-name="T114">kiraya verenin hakları saklı kalmak şartıyla</text:span><text:span text:style-name="T99"> sözleşme fesh edilir ve kiracı mecuru hiçbir ihtara gerek kalmadan boşaltma</text:span><text:span text:style-name="T120">yı kabul ve taahhüt etmiştir.</text:span><text:span text:style-name="T99">. </text:span></text:p>
      <text:list xml:id="list160837595319460" text:continue-numbering="true" text:style-name="WWNum3">
        <text:list-header>
          <text:p text:style-name="P55"><text:span text:style-name="T36">MADDE </text:span><text:span text:style-name="T37">2</text:span><text:span text:style-name="T38">2</text:span><text:span text:style-name="T39"><text:tab/>Kefil ve şahit : </text:span><text:span text:style-name="T99">Kefil </text:span><text:span text:style-name="T120">ve şahit</text:span><text:span text:style-name="T99">, bu sözşleşmeye attığı imza ile, sözleşme şartlarına uyulmaması </text:span><text:span text:style-name="T111">ve/veya bu sözleşmeyle bağlantılı tahliye taahhütnamesi vb. belgeler</text:span><text:span text:style-name="T99"> ile ortaya çıkabilecek her türlü maddi ve manevi zararların karşılanması hususunda, müteselsilen sorumlu olduğunu kabul ve beyan etmiştir. Kefil </text:span><text:span text:style-name="T121">ve Şahit</text:span><text:span text:style-name="T99">, sözleşmeyi imzalayan kişinin, şözleşmede adı geçen kişi olduğuna şahitlik ettiğini kabul ve beyan eder. </text:span></text:p>
          <text:p text:style-name="P56"><text:span text:style-name="T38">MADDE 23<text:tab/>Yetkili mercii ve tebligat :</text:span><text:span text:style-name="T14"> İşbu </text:span><text:span text:style-name="T120"><text:s/>sözleşmede belirtilen adresler tarafların tebligat adresleri olarak da belirlenmiş olup her türlü tebligatın bu adreslere yapılabileceği taraflarca kabul edilmişti</text:span><text:span text:style-name="T122">r.</text:span><text:span text:style-name="T120"> Taraflar, anlaşmazlık vuku</text:span><text:span text:style-name="T122">unda</text:span><text:span text:style-name="T120">, T.C. Tokat Mahkeme ve İcra Dairelerinin selahiyetini </text:span><text:span text:style-name="T119">şimdiden </text:span><text:span text:style-name="T120">kabul ve beyan etmiştir. </text:span></text:p>
          <text:p text:style-name="P57"/>
          <text:p text:style-name="P56"><text:span text:style-name="T99">İşbu akit, </text:span><text:span text:style-name="T122">3</text:span><text:span text:style-name="T123"> sayfa,</text:span><text:span text:style-name="T124"> 2</text:span><text:span text:style-name="T120">3</text:span><text:span text:style-name="T124"> madde </text:span><text:span text:style-name="T120">ve kiraya veren, kiracı, kiralanan ve kira hakkında detaylardan</text:span><text:span text:style-name="T124"> </text:span><text:span text:style-name="T123">oluşur ve </text:span><text:span text:style-name="T122">1</text:span><text:span text:style-name="T99"> nüsha halinde tanzim edilmiş olup, taraflarca </text:span><text:span text:style-name="T120">okunarak, </text:span><text:span text:style-name="T99">kabul edilmiş ve imzalanmıştır.</text:span></text:p>
        </text:list-header>
      </text:list>
      <text:p text:style-name="P41"/>
      <text:p text:style-name="P46"><text:span text:style-name="T141">Sözleşmenin<text:tab/></text:span><text:span text:style-name="T159">Düzenleme Tarihi-</text:span><text:span text:style-name="T160">No<text:tab/><text:tab/></text:span><text:span text:style-name="T131">: </text:span><text:span text:style-name="T45">2</text:span><text:span text:style-name="T46">3</text:span><text:span text:style-name="T45"> Aralık 2019 -</text:span><text:span text:style-name="T53"> </text:span><text:span text:style-name="T54">20191224-00</text:span><text:span text:style-name="T55">1</text:span></text:p>
      <text:p text:style-name="P49"/>
      <text:p text:style-name="P47"><text:span text:style-name="T142">Kiraya Veren<text:tab/></text:span><text:span text:style-name="T154">Adı Soyadı</text:span><text:span text:style-name="T99"><text:tab/>:<text:tab/></text:span><text:span text:style-name="T15"><text:tab/><text:tab/><text:tab/></text:span><text:span text:style-name="T151">TC Kimlik No</text:span><text:span text:style-name="T9"><text:tab/>:</text:span><text:span text:style-name="T36"><text:tab/></text:span></text:p>
      <text:p text:style-name="P50"/>
      <text:p text:style-name="P45"><text:span text:style-name="T138">Kiracı<text:tab/></text:span><text:span text:style-name="T144"><text:tab/></text:span><text:span text:style-name="T152">Adı Soyadı</text:span><text:tab/>: <text:span text:style-name="T170">Habip YILDIRIM</text:span><text:tab/><text:tab/><text:span text:style-name="T152">TC Kimlik No</text:span><text:tab/>: <text:s/><text:span text:style-name="T8">491 8017 6624</text:span></text:p>
      <text:p text:style-name="P45"><text:tab/><text:tab/><text:span text:style-name="T153">Tebligat </text:span><text:span text:style-name="T152">Adres</text:span><text:tab/>: <text:span text:style-name="T174">Mahmutpaşa Mah. Sarıkçı Sokak 2000 Yapı Koop. E Blok Kat:2 TOKAT</text:span><text:span text:style-name="T173"><text:tab/></text:span></text:p>
      <text:p text:style-name="P45"><text:tab/><text:tab/><text:span text:style-name="T152">Telefon No</text:span><text:tab/>: <text:span text:style-name="T172">0551 011 4124</text:span><text:span text:style-name="T171"> <text:tab/></text:span><text:tab/></text:p>
      <text:p text:style-name="P51"/>
      <text:p text:style-name="P42"><text:span text:style-name="T139">Kiralana</text:span><text:span text:style-name="T140">nın</text:span><text:span text:style-name="T145"><text:tab/></text:span><text:span text:style-name="T152">Cinsi<text:tab/></text:span><text:tab/><text:tab/>: <text:span text:style-name="T34">Çatılı İşyeri</text:span><text:span text:style-name="T24"><text:tab/></text:span></text:p>
      <text:p text:style-name="P47"><text:span text:style-name="T99"><text:tab/><text:tab/></text:span><text:span text:style-name="T155">Kullanım Amacı</text:span><text:span text:style-name="T99"><text:tab/>:</text:span><text:span text:style-name="T125"> </text:span><text:span text:style-name="T41">Madeni yağ – akü – </text:span><text:span text:style-name="T44">yedek parça</text:span><text:span text:style-name="T41"> satış yeri</text:span><text:span text:style-name="T42"><text:tab/></text:span></text:p>
      <text:p text:style-name="P42"><text:tab/><text:tab/><text:span text:style-name="T152">Adresi<text:tab/></text:span><text:tab/><text:tab/>: <text:span text:style-name="T34">Yeniyurt Mah. İsmail Altıngövde Cad. No:21-A Tokat</text:span><text:tab/></text:p>
      <text:p text:style-name="P48"><text:span text:style-name="T146"><text:tab/><text:tab/></text:span><text:span text:style-name="T148">Tapu </text:span><text:span text:style-name="T149">B</text:span><text:span text:style-name="T148">ilgileri</text:span><text:span text:style-name="T146"><text:tab/> <text:s/><text:tab/></text:span><text:span text:style-name="T99">: </text:span><text:span text:style-name="T122">A</text:span><text:span text:style-name="T99">da<text:tab/><text:tab/>:</text:span><text:span text:style-name="T126"> </text:span><text:span text:style-name="T43">1245 </text:span><text:span text:style-name="T127"><text:tab/><text:tab/><text:tab/>Parsel<text:tab/>: </text:span><text:span text:style-name="T43">2</text:span></text:p>
      <text:p text:style-name="P47"><text:span text:style-name="T146"><text:tab/><text:tab/></text:span><text:span text:style-name="T148">Abone Bilgileri</text:span><text:span text:style-name="T146"><text:tab/></text:span><text:span text:style-name="T99">: Elektrik <text:tab/>:<text:tab/><text:tab/><text:tab/>Su <text:tab/>: </text:span></text:p>
      <text:p text:style-name="P50"/>
      <text:p text:style-name="P44"><text:span text:style-name="T138">Kiranın </text:span><text:tab/><text:span text:style-name="T152">Başlangıç tarihi</text:span><text:tab/>: <text:span text:style-name="T63">2</text:span><text:span text:style-name="T64">4</text:span><text:span text:style-name="T63"> Aralık 2019</text:span><text:span text:style-name="T164"><text:tab/></text:span><text:tab/></text:p>
      <text:p text:style-name="P44"><text:tab/><text:tab/><text:span text:style-name="T152">Bitiş tarihi</text:span><text:tab/><text:tab/>: <text:span text:style-name="T34">2</text:span><text:span text:style-name="T35">3</text:span><text:span text:style-name="T34"> Aralık 2020</text:span><text:tab/></text:p>
      <text:p text:style-name="P42"><text:tab/><text:tab/><text:span text:style-name="T152">Süresi <text:tab/></text:span><text:tab/><text:tab/>: <text:span text:style-name="T34">1 (Bir Yıl)</text:span></text:p>
      <text:p text:style-name="P47"><text:span text:style-name="T99"><text:tab/><text:tab/></text:span><text:span text:style-name="T150">Bedeli<text:tab/></text:span><text:span text:style-name="T99"><text:tab/><text:tab/>: </text:span><text:span text:style-name="T40">14.000 TL (OnDörtBin) + Stopaj Vergisi</text:span><text:span text:style-name="T36"><text:tab/></text:span><text:span text:style-name="T123"> </text:span></text:p>
      <text:p text:style-name="P17"/>
      <text:p text:style-name="P13"><text:span text:style-name="T143">Ödeme</text:span><text:span text:style-name="T147"> </text:span><text:span text:style-name="T77"><text:s/><text:tab/></text:span><text:span text:style-name="T157">Ş</text:span><text:span text:style-name="T156">ekli</text:span><text:span text:style-name="T77"><text:tab/><text:tab/><text:tab/>: </text:span><text:span text:style-name="T80">6000 TL Peşin, </text:span><text:span text:style-name="T81">ilk taksidi 25 Ocak 202</text:span><text:span text:style-name="T87">0</text:span><text:span text:style-name="T81"> tarihinde </text:span><text:span text:style-name="T87">ödenmek</text:span><text:span text:style-name="T81"> <text:tab/><text:tab/><text:tab/><text:tab/><text:tab/> <text:s/>üzere, </text:span><text:span text:style-name="T80">her ayın 25. günü 8 </text:span><text:span text:style-name="T81">taksit</text:span><text:span text:style-name="T80"> x 1000 TL <text:s/></text:span></text:p>
      <text:p text:style-name="P14"><text:span text:style-name="T78"><text:tab/><text:tab/></text:span><text:span text:style-name="T157">B</text:span><text:span text:style-name="T158">anka hesa</text:span><text:span text:style-name="T157">p no</text:span><text:span text:style-name="T79"><text:tab/>: </text:span></text:p>
      <text:p text:style-name="P19"/>
      <text:p text:style-name="P26">Kiralanan yer, <text:span text:style-name="T169">1200 m2 arsa içerisinde, </text:span>300 m2 kapalı alan içinde, binanın sol tarafında ayrı girişi olan 5<text:span text:style-name="T169">0</text:span> m2 lik işyeridir. Mecurda tuvalet, su tesisatı yoktur. </text:p>
      <text:p text:style-name="P25"/>
      <text:p text:style-name="P43">İşbu akitteki bilgilerin doğruluğunu ve sözleşmenin tüm şartlarına uyacağımı peşinen kabul ettiğimi, <text:span text:style-name="T133">akiti okuyarak, hür irademle imzaladığımı,</text:span> beyan ve taahhüt ederim.</text:p>
      <text:p text:style-name="P16"/>
      <text:p text:style-name="P27">KİRAYA VEREN<text:tab/><text:span text:style-name="T170">K</text:span>İRACI<text:tab/>ŞAHİT-KEFİL</text:p>
      <text:p text:style-name="P22"><text:tab/><text:tab/><text:tab/><text:tab/><text:tab/><text:tab/> <text:s/>Habip YILDIRIM<text:tab/><text:tab/> <text:s text:c="2"/><text:tab/> <text:s text:c="3"/>Fatih Uzun</text:p>
      <text:p text:style-name="P21"/>
      <text:p text:style-name="P20"><text:soft-page-break/></text:p>
      <text:p text:style-name="P20"/>
      <text:p text:style-name="P20"/>
      <text:p text:style-name="P20"/>
      <text:p text:style-name="P20"/>
      <text:p text:style-name="P18">TAHLİYE TAAHHÜTNAMESİ</text:p>
      <text:p text:style-name="P18"/>
      <text:p text:style-name="P34"><text:span text:style-name="T99"><text:tab/>Halen tahtı icarımda bulunan, kiraya vereni ve özellikleri aşağıda belirtilen taşınmazı; </text:span><text:span text:style-name="T110">tahliye etmeyi taahhüt ettiğim tarih</text:span><text:span text:style-name="T116">te</text:span><text:span text:style-name="T110">, </text:span><text:span text:style-name="T116">aşağıda </text:span><text:span text:style-name="T110">tarih </text:span><text:span text:style-name="T116">ve</text:span><text:span text:style-name="T110"> sayı</text:span><text:span text:style-name="T117">sı </text:span><text:span text:style-name="T116">belirtilen </text:span><text:span text:style-name="T110">kira sözleşme</text:span><text:span text:style-name="T117">sinin</text:span><text:span text:style-name="T110"> şartlarına bağlı kalarak, </text:span><text:span text:style-name="T108"><text:s/></text:span><text:span text:style-name="T99">hiçbir kanuni merasime, ihtar ve protesto keşidesine, cevap itasına, tebliğ ve tebellüğe, </text:span><text:span text:style-name="T128">herhangi bir ihtar ve hiçbir hüküm istihsaline ve mahkemeden ilam almaya hacet kalmaksızın</text:span><text:span text:style-name="T99"> kayıtsız ve şartsız olarak boşaltmayı </text:span><text:span text:style-name="T128">kesin olarak, </text:span><text:span text:style-name="T130">hür irademle</text:span><text:span text:style-name="T128"> beyan, kabul ve taahhüt ed</text:span><text:span text:style-name="T129">iyorum</text:span><text:span text:style-name="T128">.</text:span></text:p>
      <text:p text:style-name="P58"/>
      <text:p text:style-name="P35"><text:span text:style-name="T99"><text:tab/>Gününde tahliye edemediğim </text:span><text:span text:style-name="T106">veya </text:span><text:span text:style-name="T99">etmediğim takdirde, </text:span><text:span text:style-name="T107">geçen her gün için, yıllık kira bedelinin yüzde </text:span><text:span text:style-name="T111">biri</text:span><text:span text:style-name="T107"> oranında </text:span><text:span text:style-name="T111">(%1)</text:span><text:span text:style-name="T107"> </text:span><text:span text:style-name="T110">günlük </text:span><text:span text:style-name="T107">ceza bedeli ödemeyi, </text:span><text:span text:style-name="T99">kiraya veren veya yetkili kanuni vekili tarafından aleyhime yapılacak, her türlü icra takibatı, mahkeme masrafları, avukatlık ücretleri ve benzeri tüm ücretlerinde tamamen şahsım tarafından karşılanacağını şimdiden <text:s/>kabul,</text:span><text:span text:style-name="T106"> beyan</text:span><text:span text:style-name="T99"> ve taahhüt ediyorum. İşbu taahhütname</text:span><text:span text:style-name="T109">yi</text:span><text:span text:style-name="T99"> </text:span><text:span text:style-name="T117">hür</text:span><text:span text:style-name="T99"> irademle </text:span><text:span text:style-name="T117">okudum ve</text:span><text:span text:style-name="T99"> imza</text:span><text:span text:style-name="T109">lıyorum</text:span><text:span text:style-name="T99">. </text:span></text:p>
      <text:p text:style-name="P39"/>
      <text:p text:style-name="P39"/>
      <text:p text:style-name="P39"/>
      <text:p text:style-name="P37"><text:span text:style-name="T13"><text:tab/><text:tab/><text:tab/><text:tab/><text:tab/><text:tab/><text:tab/><text:tab/><text:tab/> </text:span><text:span text:style-name="T167">Habip YILDIRIM</text:span></text:p>
      <text:p text:style-name="P28"/>
      <text:p text:style-name="P28"/>
      <text:p text:style-name="P28"/>
      <text:p text:style-name="P28"/>
      <text:p text:style-name="P61">KİRACI</text:p>
      <text:p text:style-name="P36"><text:span text:style-name="T99">Adı Soyadı - TC Kimlik No<text:tab/>: </text:span><text:span text:style-name="T165">Habip YILDIRIM -</text:span><text:span text:style-name="T166"> </text:span><text:span text:style-name="T167">491 8017 6624</text:span><text:span text:style-name="T168"><text:tab/></text:span><text:span text:style-name="T99"><text:tab/></text:span></text:p>
      <text:p text:style-name="P29">Adresi<text:tab/><text:tab/>: <text:span text:style-name="T170">Mahmutpaşa Mah. Sarıkçı Sokak 2000 Yapı Koop. E Blok Kat:2 TOKAT</text:span><text:tab/></text:p>
      <text:p text:style-name="P30">Telefon<text:tab/>: <text:span text:style-name="T170">0551 011 4124</text:span> <text:tab/></text:p>
      <text:p text:style-name="P32"/>
      <text:p text:style-name="P32"/>
      <text:p text:style-name="P39"/>
      <text:p text:style-name="P38"/>
      <text:p text:style-name="P63">KİRAYA VEREN</text:p>
      <text:p text:style-name="P40">Adı Soyadı – TC Kimlik No<text:tab/>:</text:p>
      <text:p text:style-name="P29">Adresi<text:tab/><text:tab/>:<text:tab/></text:p>
      <text:p text:style-name="P38">Telefon<text:tab/>: </text:p>
      <text:p text:style-name="P38"/>
      <text:p text:style-name="P38"/>
      <text:p text:style-name="P38"/>
      <text:p text:style-name="P62">TAHLİYE EDİLECEK YERİN</text:p>
      <text:p text:style-name="P31">Adresi<text:tab/><text:tab/><text:tab/><text:tab/>:</text:p>
      <text:p text:style-name="P33"><text:span text:style-name="T16">Kira </text:span><text:span text:style-name="T17">Sözleşme</text:span><text:span text:style-name="T16">si</text:span><text:span text:style-name="T17"> Tarihi, <text:s/></text:span><text:span text:style-name="T18">No</text:span><text:span text:style-name="T17"><text:tab/>:<text:tab/></text:span></text:p>
      <text:p text:style-name="P60">Mecurun tahliye Edileceği taahhüt edilen tarih<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6427" officeooo:paragraph-rsid="00276427"/>
    </style:style>
    <style:style style:name="MP2" style:family="paragraph" style:parent-style-name="Footer">
      <style:text-properties officeooo:rsid="0045a579" officeooo:paragraph-rsid="0045a579"/>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19-12-24T15:44:01.585940848</dc:date>
    <meta:editing-duration>PT6H34M45S</meta:editing-duration>
    <meta:editing-cycles>28</meta:editing-cycles>
    <meta:generator>LibreOffice/6.1.5.2$Linux_X86_64 LibreOffice_project/10$Build-2</meta:generator>
    <meta:print-date>2019-12-24T15:22:40.744722874</meta:print-date>
    <meta:document-statistic meta:table-count="0" meta:image-count="0" meta:object-count="0" meta:page-count="4" meta:paragraph-count="70" meta:word-count="1803" meta:character-count="13436" meta:non-whitespace-character-count="11502"/>
  </office:meta>
</office:document-meta>
</file>